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hadow="none" style:may-break-between-rows="true" table:border-model="collapsing"/>
    </style:style>
    <style:style style:name="Table1.A" style:family="table-column">
      <style:table-column-properties style:column-width="4.251cm" style:rel-column-width="16383*"/>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2">
      <style:text-properties officeooo:paragraph-rsid="0007e952"/>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text-properties officeooo:paragraph-rsid="0007e952"/>
    </style:style>
    <style:style style:name="P6" style:family="paragraph" style:parent-style-name="Heading_20_1">
      <style:paragraph-properties fo:break-before="page"/>
      <style:text-properties officeooo:paragraph-rsid="0007e952"/>
    </style:style>
    <style:style style:name="P7" style:family="paragraph" style:parent-style-name="Heading_20_1">
      <style:text-properties officeooo:rsid="00086450" officeooo:paragraph-rsid="00086450"/>
    </style:style>
    <style:style style:name="P8" style:family="paragraph" style:parent-style-name="Standard">
      <style:paragraph-properties fo:margin-left="1.251cm" fo:text-indent="0cm" style:auto-text-indent="false"/>
      <style:text-properties officeooo:rsid="0007e952" officeooo:paragraph-rsid="0007e952"/>
    </style:style>
    <style:style style:name="P9" style:family="paragraph" style:parent-style-name="Standard">
      <style:paragraph-properties fo:margin-left="1.251cm" fo:text-align="justify" style:justify-single-word="false" fo:text-indent="0cm" style:auto-text-indent="false"/>
      <style:text-properties officeooo:rsid="0007e952" officeooo:paragraph-rsid="0007e952"/>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6450" officeooo:paragraph-rsid="0008645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paragraph-rsid="0007e952"/>
    </style:style>
    <style:style style:name="P12" style:family="paragraph" style:parent-style-name="Text_20_body">
      <style:paragraph-properties fo:break-before="page"/>
      <style:text-properties officeooo:paragraph-rsid="0007e952"/>
    </style:style>
    <style:style style:name="P13" style:family="paragraph" style:parent-style-name="Text_20_body">
      <style:paragraph-properties fo:margin-left="1.251cm" fo:text-align="justify" style:justify-single-word="false" fo:text-indent="0cm" style:auto-text-indent="false"/>
      <style:text-properties officeooo:paragraph-rsid="0007e952"/>
    </style:style>
    <style:style style:name="P14" style:family="paragraph" style:parent-style-name="Text_20_body" style:list-style-name="L2">
      <style:paragraph-properties fo:margin-left="1.251cm" fo:margin-right="0cm" fo:text-align="justify" style:justify-single-word="false" fo:text-indent="0cm" style:auto-text-indent="false"/>
      <style:text-properties officeooo:paragraph-rsid="0007e952"/>
    </style:style>
    <style:style style:name="P15" style:family="paragraph" style:parent-style-name="Text_20_body" style:list-style-name="L1">
      <style:paragraph-properties fo:margin-left="1.251cm" fo:margin-right="0cm" fo:text-indent="0cm" style:auto-text-indent="false"/>
      <style:text-properties officeooo:paragraph-rsid="0007e952"/>
    </style:style>
    <style:style style:name="T1" style:family="text">
      <style:text-properties officeooo:rsid="0007e952"/>
    </style:style>
    <style:style style:name="T2" style:family="text">
      <style:text-properties officeooo:rsid="0008645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nguage Tutoring <text:span text:style-name="T2">(LanTut)</text:span> Requirement Specification Document</text:p>
      <text:h text:style-name="P5"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108_319880578" text:style-name="Index_20_Link" text:visited-style-name="Index_20_Link">1. Executive Summary<text:tab/>3</text:a></text:p>
          <text:p text:style-name="P2"><text:a xlink:type="simple" xlink:href="#__RefHeading___Toc110_319880578" text:style-name="Index_20_Link" text:visited-style-name="Index_20_Link">2. Developers:<text:tab/>3</text:a></text:p>
          <text:p text:style-name="P2"><text:a xlink:type="simple" xlink:href="#__RefHeading___Toc112_319880578" text:style-name="Index_20_Link" text:visited-style-name="Index_20_Link">3. Problem Statement<text:tab/>3</text:a></text:p>
          <text:p text:style-name="P2"><text:a xlink:type="simple" xlink:href="#__RefHeading___Toc114_319880578" text:style-name="Index_20_Link" text:visited-style-name="Index_20_Link">4. Introduction<text:tab/>3</text:a></text:p>
          <text:p text:style-name="P2"><text:a xlink:type="simple" xlink:href="#__RefHeading___Toc116_319880578" text:style-name="Index_20_Link" text:visited-style-name="Index_20_Link">5. Functional Requirements<text:tab/>3</text:a></text:p>
          <text:p text:style-name="P3"><text:a xlink:type="simple" xlink:href="#__RefHeading___Toc118_319880578" text:style-name="Index_20_Link" text:visited-style-name="Index_20_Link">5.1. User Registration<text:tab/>3</text:a></text:p>
          <text:p text:style-name="P3"><text:a xlink:type="simple" xlink:href="#__RefHeading___Toc120_319880578" text:style-name="Index_20_Link" text:visited-style-name="Index_20_Link">5.2. Language Selection<text:tab/>4</text:a></text:p>
          <text:p text:style-name="P3"><text:a xlink:type="simple" xlink:href="#__RefHeading___Toc122_319880578" text:style-name="Index_20_Link" text:visited-style-name="Index_20_Link">5.3. Learning Resources<text:tab/>4</text:a></text:p>
          <text:p text:style-name="P3"><text:a xlink:type="simple" xlink:href="#__RefHeading___Toc124_319880578" text:style-name="Index_20_Link" text:visited-style-name="Index_20_Link">5.4. Interactive Learning<text:tab/>4</text:a></text:p>
          <text:p text:style-name="P2"><text:a xlink:type="simple" xlink:href="#__RefHeading___Toc126_319880578" text:style-name="Index_20_Link" text:visited-style-name="Index_20_Link">6. Non-Functional Requirements<text:tab/>4</text:a></text:p>
          <text:p text:style-name="P3"><text:a xlink:type="simple" xlink:href="#__RefHeading___Toc128_319880578" text:style-name="Index_20_Link" text:visited-style-name="Index_20_Link">6.1. Performance<text:tab/>4</text:a></text:p>
          <text:p text:style-name="P3"><text:a xlink:type="simple" xlink:href="#__RefHeading___Toc130_319880578" text:style-name="Index_20_Link" text:visited-style-name="Index_20_Link">6.2. Security<text:tab/>4</text:a></text:p>
          <text:p text:style-name="P3"><text:a xlink:type="simple" xlink:href="#__RefHeading___Toc132_319880578" text:style-name="Index_20_Link" text:visited-style-name="Index_20_Link">6.3. Accessibility<text:tab/>4</text:a></text:p>
          <text:p text:style-name="P3"><text:a xlink:type="simple" xlink:href="#__RefHeading___Toc134_319880578" text:style-name="Index_20_Link" text:visited-style-name="Index_20_Link">6.4. User Interface<text:tab/>4</text:a></text:p>
          <text:p text:style-name="P3"><text:a xlink:type="simple" xlink:href="#__RefHeading___Toc136_319880578" text:style-name="Index_20_Link" text:visited-style-name="Index_20_Link">6.5. Compatibility<text:tab/>4</text:a></text:p>
          <text:p text:style-name="P2"><text:a xlink:type="simple" xlink:href="#__RefHeading___Toc138_319880578" text:style-name="Index_20_Link" text:visited-style-name="Index_20_Link">7. User Interface Design<text:tab/>4</text:a></text:p>
          <text:p text:style-name="P3"><text:a xlink:type="simple" xlink:href="#__RefHeading___Toc140_319880578" text:style-name="Index_20_Link" text:visited-style-name="Index_20_Link">7.1. GTK# User Interface Design<text:tab/>4</text:a></text:p>
          <text:p text:style-name="P3"><text:a xlink:type="simple" xlink:href="#__RefHeading___Toc142_319880578" text:style-name="Index_20_Link" text:visited-style-name="Index_20_Link">7.2. Blazor User Interface Design<text:tab/>5</text:a></text:p>
          <text:p text:style-name="P2"><text:a xlink:type="simple" xlink:href="#__RefHeading___Toc144_319880578" text:style-name="Index_20_Link" text:visited-style-name="Index_20_Link">8. Technical Requirements<text:tab/>5</text:a></text:p>
          <text:p text:style-name="P3"><text:a xlink:type="simple" xlink:href="#__RefHeading___Toc146_319880578" text:style-name="Index_20_Link" text:visited-style-name="Index_20_Link">8.1. Programming Language<text:tab/>5</text:a></text:p>
          <text:p text:style-name="P3"><text:a xlink:type="simple" xlink:href="#__RefHeading___Toc148_319880578" text:style-name="Index_20_Link" text:visited-style-name="Index_20_Link">8.2. Database<text:tab/>5</text:a></text:p>
          <text:p text:style-name="P3"><text:a xlink:type="simple" xlink:href="#__RefHeading___Toc150_319880578" text:style-name="Index_20_Link" text:visited-style-name="Index_20_Link">8.3. Cloud Hosting<text:tab/>5</text:a></text:p>
          <text:p text:style-name="P3"><text:a xlink:type="simple" xlink:href="#__RefHeading___Toc152_319880578" text:style-name="Index_20_Link" text:visited-style-name="Index_20_Link">8.4. API Integration<text:tab/>5</text:a></text:p>
          <text:p text:style-name="P2"><text:a xlink:type="simple" xlink:href="#__RefHeading___Toc154_319880578" text:style-name="Index_20_Link" text:visited-style-name="Index_20_Link">9. Testing Requirements<text:tab/>5</text:a></text:p>
          <text:p text:style-name="P3"><text:a xlink:type="simple" xlink:href="#__RefHeading___Toc156_319880578" text:style-name="Index_20_Link" text:visited-style-name="Index_20_Link">9.1. Unit Testing<text:tab/>5</text:a></text:p>
          <text:p text:style-name="P3"><text:a xlink:type="simple" xlink:href="#__RefHeading___Toc158_319880578" text:style-name="Index_20_Link" text:visited-style-name="Index_20_Link">9.2. Integration Testing<text:tab/>5</text:a></text:p>
          <text:p text:style-name="P3"><text:a xlink:type="simple" xlink:href="#__RefHeading___Toc160_319880578" text:style-name="Index_20_Link" text:visited-style-name="Index_20_Link">9.3. User Acceptance Testing<text:tab/>5</text:a></text:p>
          <text:p text:style-name="P2"><text:a xlink:type="simple" xlink:href="#__RefHeading___Toc162_319880578" text:style-name="Index_20_Link" text:visited-style-name="Index_20_Link">10. Conclusion<text:tab/>5</text:a></text:p>
        </text:index-body>
      </text:table-of-content>
      <text:p text:style-name="P11"/>
      <text:h text:style-name="P6" text:outline-level="1"><text:bookmark-start text:name="__RefHeading___Toc108_319880578"/><text:span text:style-name="T1">Executive Summary</text:span><text:bookmark-end text:name="__RefHeading___Toc108_319880578"/></text:h>
      <text:p text:style-name="P13">The language learning industry is ripe for disruption, with existing platforms falling short in providing comprehensive resources, interactive learning opportunities, and affordable pricing. Our proposed language tutoring application aims to fill these gaps by offering a wide range of features, supporting multiple languages, and leveraging free data sources for accessibility. The application will provide two user interface design variations in GTK# and Blazor to cater to different visual preferences. By addressing these key issues, our platform seeks to revolutionize language learning and provide users with a more engaging and effective learning experience.</text:p>
      <text:h text:style-name="P7" text:outline-level="1"><text:bookmark-start text:name="__RefHeading___Toc110_319880578"/>Developers:<text:bookmark-end text:name="__RefHeading___Toc110_319880578"/></text:h>
      <table:table table:name="Table1" table:style-name="Table1" table:template-name="Default Style">
        <table:table-column table:style-name="Table1.A" table:number-columns-repeated="4"/>
        <table:table-row>
          <table:table-cell table:style-name="Table1.A1" office:value-type="string">
            <text:p text:style-name="P10">First Name</text:p>
          </table:table-cell>
          <table:table-cell table:style-name="Table1.A1" office:value-type="string">
            <text:p text:style-name="P10">Surname</text:p>
          </table:table-cell>
          <table:table-cell table:style-name="Table1.A1" office:value-type="string">
            <text:p text:style-name="P10">Registration Number</text:p>
          </table:table-cell>
          <table:table-cell table:style-name="Table1.D1" office:value-type="string">
            <text:p text:style-name="P10">Degree Program</text:p>
          </table:table-cell>
        </table:table-row>
        <table:table-row table:style-name="Table1.2">
          <table:table-cell table:style-name="Table1.A2" office:value-type="string">
            <text:p text:style-name="P10">Lara</text:p>
          </table:table-cell>
          <table:table-cell table:style-name="Table1.A2" office:value-type="string">
            <text:p text:style-name="P10">Kawara</text:p>
          </table:table-cell>
          <table:table-cell table:style-name="Table1.A2" office:value-type="string">
            <text:p text:style-name="P10">R232858E</text:p>
          </table:table-cell>
          <table:table-cell table:style-name="Table1.D2" office:value-type="string">
            <text:p text:style-name="P10">Computer Science</text:p>
          </table:table-cell>
        </table:table-row>
        <table:table-row table:style-name="Table1.2">
          <table:table-cell table:style-name="Table1.A2" office:value-type="string">
            <text:p text:style-name="P10">Anesu</text:p>
          </table:table-cell>
          <table:table-cell table:style-name="Table1.A2" office:value-type="string">
            <text:p text:style-name="P10">Chakauya</text:p>
          </table:table-cell>
          <table:table-cell table:style-name="Table1.A2" office:value-type="string">
            <text:p text:style-name="P10">R2313105B</text:p>
          </table:table-cell>
          <table:table-cell table:style-name="Table1.D2" office:value-type="string">
            <text:p text:style-name="P10">Computer Science</text:p>
          </table:table-cell>
        </table:table-row>
        <table:table-row table:style-name="Table1.2">
          <table:table-cell table:style-name="Table1.A2" office:value-type="string">
            <text:p text:style-name="P10">Waraidzo C</text:p>
          </table:table-cell>
          <table:table-cell table:style-name="Table1.A2" office:value-type="string">
            <text:p text:style-name="P10">Matambo</text:p>
          </table:table-cell>
          <table:table-cell table:style-name="Table1.A2" office:value-type="string">
            <text:p text:style-name="P10">R239559C</text:p>
          </table:table-cell>
          <table:table-cell table:style-name="Table1.D2" office:value-type="string">
            <text:p text:style-name="P10">Computer Science</text:p>
          </table:table-cell>
        </table:table-row>
        <table:table-row>
          <table:table-cell table:style-name="Table1.A2" office:value-type="string">
            <text:p text:style-name="P10">Ngonidzashe</text:p>
          </table:table-cell>
          <table:table-cell table:style-name="Table1.A2" office:value-type="string">
            <text:p text:style-name="P10">Nedziwe</text:p>
          </table:table-cell>
          <table:table-cell table:style-name="Table1.A2" office:value-type="string">
            <text:p text:style-name="P10">R2312845Q</text:p>
          </table:table-cell>
          <table:table-cell table:style-name="Table1.D2" office:value-type="string">
            <text:p text:style-name="P10">Computer Science</text:p>
          </table:table-cell>
        </table:table-row>
      </table:table>
      <text:h text:style-name="P5" text:outline-level="1"><text:bookmark-start text:name="__RefHeading___Toc112_319880578"/><text:span text:style-name="T1">Problem Statement</text:span><text:bookmark-end text:name="__RefHeading___Toc112_319880578"/></text:h>
      <text:p text:style-name="P13">Individuals face challenges in efficiently learning new languages due to limited access to comprehensive resources, interactive learning opportunities, and live practice sessions with native speakers. Existing language learning platforms lack diverse language options, interactive exercises, and affordable pricing. A language tutoring application is needed to address these gaps by offering a wide range of features, supporting multiple languages, and leveraging free data sources for accessibility. The application will provide two user interface design variations in GTK# and Blazor to cater to different visual preferences.</text:p>
      <text:h text:style-name="P5" text:outline-level="1"><text:bookmark-start text:name="__RefHeading___Toc114_319880578"/>Introduction<text:bookmark-end text:name="__RefHeading___Toc114_319880578"/></text:h>
      <text:p text:style-name="P13"><text:span text:style-name="T1">The Language Tutoring Application aims to provide users with a platform to learn and practice multiple languages efficiently and effectively. The application offers a range of features to support language learning, including lessons, exercises, quizzes, interactive activities, and opportunities for real-time practice with native speakers.</text:span></text:p>
      <text:h text:style-name="P5" text:outline-level="1"><text:bookmark-start text:name="__RefHeading___Toc116_319880578"/>Functional Requirements<text:bookmark-end text:name="__RefHeading___Toc116_319880578"/></text:h>
      <text:h text:style-name="P1" text:outline-level="2"><text:bookmark-start text:name="__RefHeading___Toc118_319880578"/>User Registration<text:bookmark-end text:name="__RefHeading___Toc118_319880578"/></text:h>
      <text:p text:style-name="P9">Users should be able to create an account. Users should be able to set up their profile with information such as preferred languages, proficiency level, and learning goals.</text:p>
      <text:h text:style-name="Heading_20_2" text:outline-level="2"><text:bookmark-start text:name="__RefHeading___Toc120_319880578"/><text:soft-page-break/>Language Selection<text:bookmark-end text:name="__RefHeading___Toc120_319880578"/></text:h>
      <text:p text:style-name="P9">Users should be able to choose from a list of supported languages for learning. Users should have the option to switch between different languages within the application.</text:p>
      <text:h text:style-name="Heading_20_2" text:outline-level="2"><text:bookmark-start text:name="__RefHeading___Toc122_319880578"/>Learning Resources<text:bookmark-end text:name="__RefHeading___Toc122_319880578"/></text:h>
      <text:p text:style-name="P9">The application should provide access to a variety of learning resources, including vocabulary lists, grammar explanations, and interactive exercises. Users should be able to track their progress and performance in each language they are learning.</text:p>
      <text:h text:style-name="Heading_20_2" text:outline-level="2"><text:bookmark-start text:name="__RefHeading___Toc124_319880578"/>Interactive Learning<text:bookmark-end text:name="__RefHeading___Toc124_319880578"/></text:h>
      <text:p text:style-name="P9">The application should offer interactive learning opportunities, such as quizzes, games, and speaking practice. Users should be able to engage with native speakers through live chat for language practice. <text:line-break/></text:p>
      <text:h text:style-name="Heading_20_1" text:outline-level="1"><text:bookmark-start text:name="__RefHeading___Toc126_319880578"/>Non-Functional Requirements<text:bookmark-end text:name="__RefHeading___Toc126_319880578"/></text:h>
      <text:h text:style-name="Heading_20_2" text:outline-level="2"><text:bookmark-start text:name="__RefHeading___Toc128_319880578"/>Performance<text:bookmark-end text:name="__RefHeading___Toc128_319880578"/></text:h>
      <text:p text:style-name="P9">The application should load quickly and respond smoothly to user interactions. The application should be able to handle a large number of concurrent users without experiencing performance issues.</text:p>
      <text:h text:style-name="Heading_20_2" text:outline-level="2"><text:bookmark-start text:name="__RefHeading___Toc130_319880578"/>Security<text:bookmark-end text:name="__RefHeading___Toc130_319880578"/></text:h>
      <text:p text:style-name="P9">User data should be securely stored and encrypted to protect user privacy. The application should implement secure authentication mechanisms to prevent unauthorized access. </text:p>
      <text:h text:style-name="Heading_20_2" text:outline-level="2"><text:bookmark-start text:name="__RefHeading___Toc132_319880578"/>Accessibility<text:bookmark-end text:name="__RefHeading___Toc132_319880578"/></text:h>
      <text:p text:style-name="P9">The application should be accessible to users with disabilities, following WCAG guidelines for web accessibility. </text:p>
      <text:h text:style-name="Heading_20_2" text:outline-level="2"><text:bookmark-start text:name="__RefHeading___Toc134_319880578"/>User Interface<text:bookmark-end text:name="__RefHeading___Toc134_319880578"/></text:h>
      <text:p text:style-name="P9">The application has a user-friendly interface that is easy to navigate and visually appealing.</text:p>
      <text:h text:style-name="Heading_20_2" text:outline-level="2"><text:bookmark-start text:name="__RefHeading___Toc136_319880578"/>Compatibility<text:bookmark-end text:name="__RefHeading___Toc136_319880578"/></text:h>
      <text:p text:style-name="P9">The application is compatible with various devices and operating systems to ensure accessibility for all users. This is facilitated by the use of GTK# and Blazor. GTK# which allows for the application to be compiled for a target operating system while using the same code base. Blazor allows for the same code base to be used with as the back-end and Razor code to be blended with C# code to develop web-based application's.</text:p>
      <text:h text:style-name="Heading_20_1" text:outline-level="1"><text:bookmark-start text:name="__RefHeading___Toc138_319880578"/>User Interface Design<text:bookmark-end text:name="__RefHeading___Toc138_319880578"/></text:h>
      <text:h text:style-name="Heading_20_2" text:outline-level="2"><text:bookmark-start text:name="__RefHeading___Toc140_319880578"/>GTK# User Interface Design<text:bookmark-end text:name="__RefHeading___Toc140_319880578"/></text:h>
      <text:list text:style-name="L1">
        <text:list-item>
          <text:p text:style-name="P15">The GTK# user interface design should follow modern design principles and provide a visually appealing experience for users. </text:p>
        </text:list-item>
        <text:list-item>
          <text:p text:style-name="P15"><text:soft-page-break/>The interface should be intuitive and easy to navigate, with clear labels and buttons for different features. </text:p>
        </text:list-item>
      </text:list>
      <text:h text:style-name="Heading_20_2" text:outline-level="2"><text:bookmark-start text:name="__RefHeading___Toc142_319880578"/>Blazor User Interface Design<text:bookmark-end text:name="__RefHeading___Toc142_319880578"/></text:h>
      <text:list text:style-name="L2">
        <text:list-item>
          <text:p text:style-name="P14">The Blazor user interface design should offer a responsive layout that adapts to different screen sizes. </text:p>
        </text:list-item>
        <text:list-item>
          <text:p text:style-name="P14">The interface should provide a consistent user experience across desktop and mobile platforms. </text:p>
        </text:list-item>
      </text:list>
      <text:h text:style-name="P5" text:outline-level="1"><text:bookmark-start text:name="__RefHeading___Toc144_319880578"/><text:span text:style-name="T1">T</text:span>echnical Requirements<text:bookmark-end text:name="__RefHeading___Toc144_319880578"/></text:h>
      <text:h text:style-name="Heading_20_2" text:outline-level="2"><text:bookmark-start text:name="__RefHeading___Toc146_319880578"/>Programming Language<text:bookmark-end text:name="__RefHeading___Toc146_319880578"/></text:h>
      <text:p text:style-name="P9">The application has been developed using C# and will leverage the Microsoft's .Net and .NetCore frameworks as the back-end and to develop GTK# and Blazor based application front-ends.</text:p>
      <text:h text:style-name="Heading_20_2" text:outline-level="2"><text:bookmark-start text:name="__RefHeading___Toc148_319880578"/>Database<text:bookmark-end text:name="__RefHeading___Toc148_319880578"/></text:h>
      <text:p text:style-name="P9">The application utilizes SQLite as its relational database management system to store user data and content.</text:p>
      <text:h text:style-name="Heading_20_2" text:outline-level="2"><text:bookmark-start text:name="__RefHeading___Toc150_319880578"/>Cloud Hosting<text:bookmark-end text:name="__RefHeading___Toc150_319880578"/></text:h>
      <text:p text:style-name="P9">The application is hosted on a GitHub cloud platform for scalability and reliability.</text:p>
      <text:h text:style-name="Heading_20_2" text:outline-level="2"><text:bookmark-start text:name="__RefHeading___Toc152_319880578"/>API Integration <text:bookmark-end text:name="__RefHeading___Toc152_319880578"/></text:h>
      <text:p text:style-name="P9">The application may integrate with third-party APIs for features such as translation services or speech recognition.</text:p>
      <text:h text:style-name="P5" text:outline-level="1"><text:bookmark-start text:name="__RefHeading___Toc154_319880578"/>Testing Requirements<text:bookmark-end text:name="__RefHeading___Toc154_319880578"/></text:h>
      <text:h text:style-name="Heading_20_2" text:outline-level="2"><text:bookmark-start text:name="__RefHeading___Toc156_319880578"/>Unit Testing<text:bookmark-end text:name="__RefHeading___Toc156_319880578"/></text:h>
      <text:p text:style-name="P8">Developers conducted unit testing to ensure the functionality of individual components.</text:p>
      <text:h text:style-name="Heading_20_2" text:outline-level="2"><text:bookmark-start text:name="__RefHeading___Toc158_319880578"/>Integration Testing<text:bookmark-end text:name="__RefHeading___Toc158_319880578"/></text:h>
      <text:p text:style-name="P8">Integration testing was performed to verify the interaction between different modules.</text:p>
      <text:h text:style-name="Heading_20_2" text:outline-level="2"><text:bookmark-start text:name="__RefHeading___Toc160_319880578"/>User Acceptance Testing<text:bookmark-end text:name="__RefHeading___Toc160_319880578"/></text:h>
      <text:p text:style-name="P9">Users participated in user acceptance testing to provide feedback on the application's usability and effectiveness.</text:p>
      <text:h text:style-name="P5" text:outline-level="1"><text:bookmark-start text:name="__RefHeading___Toc162_319880578"/>Conclusion<text:bookmark-end text:name="__RefHeading___Toc162_319880578"/></text:h>
      <text:p text:style-name="P9">The Language Tutoring Application successfully addresses the need for accessible and effective language learning resources. By meeting the outlined requirements, the application provides users with a comprehensive platform for improving their language skills and <text:soft-page-break/>breaking down communication barriers. It is through the guidelines presented within this requirements specification document that this application will provide users with a comprehensive, interactive, and affordable learning experience across multiple languages while utilizing C# programming language both in the fields of web-based applications and stand-alone applica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1T02:59:10.288000000</meta:creation-date>
    <meta:generator>LibreOffice/7.6.2.1$Windows_X86_64 LibreOffice_project/56f7684011345957bbf33a7ee678afaf4d2ba333</meta:generator>
    <dc:date>2024-03-21T04:09:46.471000000</dc:date>
    <meta:editing-duration>PT1H10M43S</meta:editing-duration>
    <meta:editing-cycles>2</meta:editing-cycles>
    <meta:document-statistic meta:table-count="1" meta:image-count="0" meta:object-count="0" meta:page-count="6" meta:paragraph-count="102" meta:word-count="981" meta:character-count="6792" meta:non-whitespace-character-count="5936"/>
  </office:meta>
</office:document-meta>
</file>